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7"/>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list-style-name="L8"/>
    <style:style style:name="P15" style:family="paragraph" style:parent-style-name="Text_20_body" style:list-style-name="L9">
      <style:paragraph-properties fo:margin-top="0in" fo:margin-bottom="0in" style:contextual-spacing="false"/>
    </style:style>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0">
      <style:paragraph-properties fo:margin-top="0in" fo:margin-bottom="0in" style:contextual-spacing="false"/>
    </style:style>
    <style:style style:name="P19" style:family="paragraph" style:parent-style-name="Text_20_body" style:list-style-name="L11">
      <style:paragraph-properties fo:margin-top="0in" fo:margin-bottom="0in" style:contextual-spacing="false"/>
    </style:style>
    <style:style style:name="P20" style:family="paragraph" style:parent-style-name="Text_20_body" style:list-style-name="L11"/>
    <style:style style:name="P21" style:family="paragraph" style:parent-style-name="Text_20_body" style:list-style-name="L12">
      <style:paragraph-properties fo:margin-top="0in" fo:margin-bottom="0in" style:contextual-spacing="false"/>
    </style:style>
    <style:style style:name="P22" style:family="paragraph" style:parent-style-name="Text_20_body" style:list-style-name="L12"/>
    <style:style style:name="P23" style:family="paragraph" style:parent-style-name="Text_20_body" style:list-style-name="L13">
      <style:paragraph-properties fo:margin-top="0in" fo:margin-bottom="0in" style:contextual-spacing="false"/>
    </style:style>
    <style:style style:name="P24" style:family="paragraph" style:parent-style-name="Text_20_body" style:list-style-name="L13"/>
    <style:style style:name="P25" style:family="paragraph" style:parent-style-name="Text_20_body" style:list-style-name="L14">
      <style:paragraph-properties fo:margin-top="0in" fo:margin-bottom="0in" style:contextual-spacing="false"/>
    </style:style>
    <style:style style:name="P26" style:family="paragraph" style:parent-style-name="Text_20_body" style:list-style-name="L14"/>
    <style:style style:name="P27" style:family="paragraph" style:parent-style-name="Text_20_body" style:list-style-name="L15">
      <style:paragraph-properties fo:margin-top="0in" fo:margin-bottom="0in" style:contextual-spacing="false"/>
    </style:style>
    <style:style style:name="P28" style:family="paragraph" style:parent-style-name="Text_20_body" style:list-style-name="L15"/>
    <style:style style:name="P29" style:family="paragraph" style:parent-style-name="Text_20_body" style:list-style-name="L16">
      <style:paragraph-properties fo:margin-top="0in" fo:margin-bottom="0in" style:contextual-spacing="false"/>
    </style:style>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paragraph-properties fo:margin-top="0in" fo:margin-bottom="0in" style:contextual-spacing="false"/>
    </style:style>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paragraph-properties fo:margin-top="0in" fo:margin-bottom="0in" style:contextual-spacing="false"/>
    </style:style>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paragraph-properties fo:margin-top="0in" fo:margin-bottom="0in" style:contextual-spacing="false"/>
    </style:style>
    <style:style style:name="P40" style:family="paragraph" style:parent-style-name="Text_20_body" style:list-style-name="L23"/>
    <style:style style:name="P41" style:family="paragraph" style:parent-style-name="Text_20_body" style:list-style-name="L24">
      <style:paragraph-properties fo:margin-top="0in" fo:margin-bottom="0in" style:contextual-spacing="false"/>
    </style:style>
    <style:style style:name="P42" style:family="paragraph" style:parent-style-name="Text_20_body" style:list-style-name="L24"/>
    <style:style style:name="P43" style:family="paragraph" style:parent-style-name="Text_20_body" style:list-style-name="L25">
      <style:paragraph-properties fo:margin-top="0in" fo:margin-bottom="0in" style:contextual-spacing="false"/>
    </style:style>
    <style:style style:name="P44" style:family="paragraph" style:parent-style-name="Text_20_body" style:list-style-name="L25"/>
    <style:style style:name="P45" style:family="paragraph" style:parent-style-name="Text_20_body" style:list-style-name="L26">
      <style:paragraph-properties fo:margin-top="0in" fo:margin-bottom="0in" style:contextual-spacing="false"/>
    </style:style>
    <style:style style:name="P46" style:family="paragraph" style:parent-style-name="Text_20_body" style:list-style-name="L26"/>
    <style:style style:name="P47" style:family="paragraph" style:parent-style-name="Text_20_body" style:list-style-name="L27">
      <style:paragraph-properties fo:margin-top="0in" fo:margin-bottom="0in" style:contextual-spacing="false"/>
    </style:style>
    <style:style style:name="P48" style:family="paragraph" style:parent-style-name="Text_20_body" style:list-style-name="L27"/>
    <style:style style:name="P49" style:family="paragraph" style:parent-style-name="Text_20_body" style:list-style-name="L28">
      <style:paragraph-properties fo:margin-top="0in" fo:margin-bottom="0in" style:contextual-spacing="false"/>
    </style:style>
    <style:style style:name="P50" style:family="paragraph" style:parent-style-name="Text_20_body" style:list-style-name="L28"/>
    <style:style style:name="P51" style:family="paragraph" style:parent-style-name="Text_20_body" style:list-style-name="L29">
      <style:paragraph-properties fo:margin-top="0in" fo:margin-bottom="0in" style:contextual-spacing="false"/>
    </style:style>
    <style:style style:name="P52" style:family="paragraph" style:parent-style-name="Text_20_body" style:list-style-name="L29"/>
    <style:style style:name="P53" style:family="paragraph" style:parent-style-name="Text_20_body" style:list-style-name="L30">
      <style:paragraph-properties fo:margin-top="0in" fo:margin-bottom="0in" style:contextual-spacing="false"/>
    </style:style>
    <style:style style:name="P54" style:family="paragraph" style:parent-style-name="Text_20_body" style:list-style-name="L30"/>
    <style:style style:name="P55" style:family="paragraph" style:parent-style-name="Text_20_body" style:list-style-name="L31">
      <style:paragraph-properties fo:margin-top="0in" fo:margin-bottom="0in" style:contextual-spacing="false"/>
    </style:style>
    <style:style style:name="P56" style:family="paragraph" style:parent-style-name="Text_20_body" style:list-style-name="L31"/>
    <style:style style:name="P57" style:family="paragraph" style:parent-style-name="Standard">
      <style:paragraph-properties fo:text-align="center" style:justify-single-word="false"/>
      <style:text-properties officeooo:rsid="0008b55c"/>
    </style:style>
    <style:style style:name="P58" style:family="paragraph" style:parent-style-name="Heading_20_1">
      <style:paragraph-properties fo:text-align="center" style:justify-single-word="false"/>
      <style:text-properties officeooo:rsid="0008b55c"/>
    </style:style>
    <style:style style:name="P59" style:family="paragraph" style:parent-style-name="Heading_20_1">
      <style:paragraph-properties fo:text-align="center" style:justify-single-word="false" fo:break-before="page"/>
      <style:text-properties officeooo:rsid="0008b55c"/>
    </style:style>
    <style:style style:name="P60" style:family="paragraph" style:parent-style-name="Text_20_body">
      <style:paragraph-properties fo:text-align="center" style:justify-single-word="false"/>
      <style:text-properties officeooo:rsid="0008b55c"/>
    </style:style>
    <style:style style:name="P61" style:family="paragraph" style:parent-style-name="Horizontal_20_Line">
      <style:paragraph-properties fo:text-align="center" style:justify-single-word="false"/>
      <style:text-properties officeooo:rsid="0008b55c"/>
    </style:style>
    <style:style style:name="P62" style:family="paragraph" style:parent-style-name="Heading_20_2">
      <style:paragraph-properties fo:text-align="start" style:justify-single-word="false"/>
      <style:text-properties officeooo:rsid="0008b55c"/>
    </style:style>
    <style:style style:name="P63" style:family="paragraph" style:parent-style-name="Heading_20_2">
      <style:paragraph-properties fo:text-align="start" style:justify-single-word="false" fo:break-before="page"/>
      <style:text-properties officeooo:rsid="0008b55c"/>
    </style:style>
    <style:style style:name="P64" style:family="paragraph" style:parent-style-name="Text_20_body">
      <style:paragraph-properties fo:text-align="start" style:justify-single-word="false"/>
      <style:text-properties officeooo:rsid="0008b55c"/>
    </style:style>
    <style:style style:name="P65" style:family="paragraph" style:parent-style-name="Heading_20_3">
      <style:paragraph-properties fo:text-align="start" style:justify-single-word="false"/>
      <style:text-properties officeooo:rsid="0008b55c"/>
    </style:style>
    <style:style style:name="P66" style:family="paragraph" style:parent-style-name="Text_20_body" style:list-style-name="L32">
      <style:paragraph-properties fo:margin-top="0in" fo:margin-bottom="0in" style:contextual-spacing="false" fo:text-align="start" style:justify-single-word="false"/>
      <style:text-properties officeooo:rsid="0008b55c"/>
    </style:style>
    <style:style style:name="P67" style:family="paragraph" style:parent-style-name="Text_20_body" style:list-style-name="L32">
      <style:paragraph-properties fo:text-align="start" style:justify-single-word="false"/>
      <style:text-properties officeooo:rsid="0008b55c"/>
    </style:style>
    <style:style style:name="P68" style:family="paragraph" style:parent-style-name="Text_20_body" style:list-style-name="L33">
      <style:paragraph-properties fo:margin-top="0in" fo:margin-bottom="0in" style:contextual-spacing="false" fo:text-align="start" style:justify-single-word="false"/>
      <style:text-properties officeooo:rsid="0008b55c"/>
    </style:style>
    <style:style style:name="P69" style:family="paragraph" style:parent-style-name="Text_20_body" style:list-style-name="L33">
      <style:paragraph-properties fo:text-align="start" style:justify-single-word="false"/>
      <style:text-properties officeooo:rsid="0008b55c"/>
    </style:style>
    <style:style style:name="P70" style:family="paragraph" style:parent-style-name="Text_20_body" style:list-style-name="L34">
      <style:paragraph-properties fo:margin-top="0in" fo:margin-bottom="0in" style:contextual-spacing="false" fo:text-align="start" style:justify-single-word="false"/>
      <style:text-properties officeooo:rsid="0008b55c"/>
    </style:style>
    <style:style style:name="P71" style:family="paragraph" style:parent-style-name="Text_20_body" style:list-style-name="L34">
      <style:paragraph-properties fo:text-align="start" style:justify-single-word="false"/>
      <style:text-properties officeooo:rsid="0008b55c"/>
    </style:style>
    <style:style style:name="P72" style:family="paragraph" style:parent-style-name="Horizontal_20_Line">
      <style:paragraph-properties fo:text-align="start" style:justify-single-word="false"/>
      <style:text-properties officeooo:rsid="0008b55c"/>
    </style:style>
    <style:style style:name="P73" style:family="paragraph" style:parent-style-name="Text_20_body" style:list-style-name="L35">
      <style:paragraph-properties fo:margin-top="0in" fo:margin-bottom="0in" style:contextual-spacing="false" fo:text-align="start" style:justify-single-word="false"/>
      <style:text-properties officeooo:rsid="0008b55c"/>
    </style:style>
    <style:style style:name="P74" style:family="paragraph" style:parent-style-name="Text_20_body" style:list-style-name="L35">
      <style:paragraph-properties fo:text-align="start" style:justify-single-word="false"/>
      <style:text-properties officeooo:rsid="0008b55c"/>
    </style:style>
    <style:style style:name="P75" style:family="paragraph" style:parent-style-name="Text_20_body" style:list-style-name="L36">
      <style:paragraph-properties fo:margin-top="0in" fo:margin-bottom="0in" style:contextual-spacing="false" fo:text-align="start" style:justify-single-word="false"/>
      <style:text-properties officeooo:rsid="0008b55c"/>
    </style:style>
    <style:style style:name="P76" style:family="paragraph" style:parent-style-name="Text_20_body" style:list-style-name="L36">
      <style:paragraph-properties fo:margin-top="0in" fo:margin-bottom="0in" style:contextual-spacing="false" fo:text-align="start" style:justify-single-word="false"/>
      <style:text-properties officeooo:rsid="0008b55c" officeooo:paragraph-rsid="000eb92e"/>
    </style:style>
    <style:style style:name="P77" style:family="paragraph" style:parent-style-name="Text_20_body" style:list-style-name="L37">
      <style:paragraph-properties fo:margin-top="0in" fo:margin-bottom="0in" style:contextual-spacing="false" fo:text-align="start" style:justify-single-word="false"/>
      <style:text-properties officeooo:rsid="0008b55c"/>
    </style:style>
    <style:style style:name="P78" style:family="paragraph" style:parent-style-name="Text_20_body" style:list-style-name="L37">
      <style:paragraph-properties fo:text-align="start" style:justify-single-word="false"/>
      <style:text-properties officeooo:rsid="0008b55c"/>
    </style:style>
    <style:style style:name="P79" style:family="paragraph" style:parent-style-name="Text_20_body" style:list-style-name="L38">
      <style:paragraph-properties fo:margin-top="0in" fo:margin-bottom="0in" style:contextual-spacing="false" fo:text-align="start" style:justify-single-word="false"/>
      <style:text-properties officeooo:rsid="0008b55c"/>
    </style:style>
    <style:style style:name="P80" style:family="paragraph" style:parent-style-name="Text_20_body" style:list-style-name="L38">
      <style:paragraph-properties fo:text-align="start" style:justify-single-word="false"/>
      <style:text-properties officeooo:rsid="0008b55c"/>
    </style:style>
    <style:style style:name="P81" style:family="paragraph" style:parent-style-name="Text_20_body" style:list-style-name="L39">
      <style:paragraph-properties fo:margin-top="0in" fo:margin-bottom="0in" style:contextual-spacing="false" fo:text-align="start" style:justify-single-word="false"/>
      <style:text-properties officeooo:rsid="0008b55c"/>
    </style:style>
    <style:style style:name="P82" style:family="paragraph" style:parent-style-name="Text_20_body" style:list-style-name="L39">
      <style:paragraph-properties fo:text-align="start" style:justify-single-word="false"/>
      <style:text-properties officeooo:rsid="0008b55c"/>
    </style:style>
    <style:style style:name="P83" style:family="paragraph" style:parent-style-name="Text_20_body" style:list-style-name="L40">
      <style:paragraph-properties fo:margin-top="0in" fo:margin-bottom="0in" style:contextual-spacing="false" fo:text-align="start" style:justify-single-word="false"/>
      <style:text-properties officeooo:rsid="0008b55c"/>
    </style:style>
    <style:style style:name="P84" style:family="paragraph" style:parent-style-name="Text_20_body" style:list-style-name="L40">
      <style:paragraph-properties fo:text-align="start" style:justify-single-word="false"/>
      <style:text-properties officeooo:rsid="0008b55c"/>
    </style:style>
    <style:style style:name="P85" style:family="paragraph" style:parent-style-name="Text_20_body" style:list-style-name="L41">
      <style:paragraph-properties fo:margin-top="0in" fo:margin-bottom="0in" style:contextual-spacing="false" fo:text-align="start" style:justify-single-word="false"/>
      <style:text-properties officeooo:rsid="0008b55c"/>
    </style:style>
    <style:style style:name="P86" style:family="paragraph" style:parent-style-name="Text_20_body" style:list-style-name="L41">
      <style:paragraph-properties fo:text-align="start" style:justify-single-word="false"/>
      <style:text-properties officeooo:rsid="0008b55c"/>
    </style:style>
    <style:style style:name="P87" style:family="paragraph" style:parent-style-name="Text_20_body" style:list-style-name="L42">
      <style:paragraph-properties fo:margin-top="0in" fo:margin-bottom="0in" style:contextual-spacing="false" fo:text-align="start" style:justify-single-word="false"/>
      <style:text-properties officeooo:rsid="0008b55c"/>
    </style:style>
    <style:style style:name="P88" style:family="paragraph" style:parent-style-name="Text_20_body" style:list-style-name="L42">
      <style:paragraph-properties fo:text-align="start" style:justify-single-word="false"/>
      <style:text-properties officeooo:rsid="0008b55c"/>
    </style:style>
    <style:style style:name="P89" style:family="paragraph" style:parent-style-name="Text_20_body" style:list-style-name="L43">
      <style:paragraph-properties fo:margin-top="0in" fo:margin-bottom="0in" style:contextual-spacing="false" fo:text-align="start" style:justify-single-word="false"/>
      <style:text-properties officeooo:rsid="0008b55c"/>
    </style:style>
    <style:style style:name="P90" style:family="paragraph" style:parent-style-name="Text_20_body" style:list-style-name="L43">
      <style:paragraph-properties fo:text-align="start" style:justify-single-word="false"/>
      <style:text-properties officeooo:rsid="0008b55c"/>
    </style:style>
    <style:style style:name="P91" style:family="paragraph" style:parent-style-name="Text_20_body" style:list-style-name="L44">
      <style:paragraph-properties fo:margin-top="0in" fo:margin-bottom="0in" style:contextual-spacing="false" fo:text-align="start" style:justify-single-word="false"/>
      <style:text-properties officeooo:rsid="0008b55c"/>
    </style:style>
    <style:style style:name="P92" style:family="paragraph" style:parent-style-name="Text_20_body" style:list-style-name="L44">
      <style:paragraph-properties fo:text-align="start" style:justify-single-word="false"/>
      <style:text-properties officeooo:rsid="0008b55c"/>
    </style:style>
    <style:style style:name="P93" style:family="paragraph" style:parent-style-name="Text_20_body" style:list-style-name="L45">
      <style:paragraph-properties fo:margin-top="0in" fo:margin-bottom="0in" style:contextual-spacing="false" fo:text-align="start" style:justify-single-word="false"/>
      <style:text-properties officeooo:rsid="0008b55c"/>
    </style:style>
    <style:style style:name="P94" style:family="paragraph" style:parent-style-name="Text_20_body" style:list-style-name="L45">
      <style:paragraph-properties fo:text-align="start" style:justify-single-word="false"/>
      <style:text-properties officeooo:rsid="0008b55c"/>
    </style:style>
    <style:style style:name="P95" style:family="paragraph" style:parent-style-name="Text_20_body" style:list-style-name="L46">
      <style:paragraph-properties fo:margin-top="0in" fo:margin-bottom="0in" style:contextual-spacing="false" fo:text-align="start" style:justify-single-word="false"/>
      <style:text-properties officeooo:rsid="0008b55c"/>
    </style:style>
    <style:style style:name="P96" style:family="paragraph" style:parent-style-name="Text_20_body" style:list-style-name="L46">
      <style:paragraph-properties fo:text-align="start" style:justify-single-word="false"/>
      <style:text-properties officeooo:rsid="0008b55c"/>
    </style:style>
    <style:style style:name="P97" style:family="paragraph" style:parent-style-name="Text_20_body" style:list-style-name="L47">
      <style:paragraph-properties fo:margin-top="0in" fo:margin-bottom="0in" style:contextual-spacing="false" fo:text-align="start" style:justify-single-word="false"/>
      <style:text-properties officeooo:rsid="0008b55c"/>
    </style:style>
    <style:style style:name="P98" style:family="paragraph" style:parent-style-name="Text_20_body" style:list-style-name="L47">
      <style:paragraph-properties fo:text-align="start" style:justify-single-word="false"/>
      <style:text-properties officeooo:rsid="0008b55c"/>
    </style:style>
    <style:style style:name="P99" style:family="paragraph" style:parent-style-name="Text_20_body" style:list-style-name="L48">
      <style:paragraph-properties fo:margin-top="0in" fo:margin-bottom="0in" style:contextual-spacing="false" fo:text-align="start" style:justify-single-word="false"/>
      <style:text-properties officeooo:rsid="0008b55c"/>
    </style:style>
    <style:style style:name="P100" style:family="paragraph" style:parent-style-name="Text_20_body" style:list-style-name="L48">
      <style:paragraph-properties fo:text-align="start" style:justify-single-word="false"/>
      <style:text-properties officeooo:rsid="0008b55c"/>
    </style:style>
    <style:style style:name="P101" style:family="paragraph" style:parent-style-name="Text_20_body" style:list-style-name="L49">
      <style:paragraph-properties fo:margin-top="0in" fo:margin-bottom="0in" style:contextual-spacing="false" fo:text-align="start" style:justify-single-word="false"/>
      <style:text-properties officeooo:rsid="0008b55c"/>
    </style:style>
    <style:style style:name="P102" style:family="paragraph" style:parent-style-name="Text_20_body" style:list-style-name="L49">
      <style:paragraph-properties fo:text-align="start" style:justify-single-word="false"/>
      <style:text-properties officeooo:rsid="0008b55c"/>
    </style:style>
    <style:style style:name="P103" style:family="paragraph" style:parent-style-name="Text_20_body" style:list-style-name="L50">
      <style:paragraph-properties fo:margin-top="0in" fo:margin-bottom="0in" style:contextual-spacing="false" fo:text-align="start" style:justify-single-word="false"/>
      <style:text-properties officeooo:rsid="0008b55c"/>
    </style:style>
    <style:style style:name="P104" style:family="paragraph" style:parent-style-name="Text_20_body" style:list-style-name="L50">
      <style:paragraph-properties fo:text-align="start" style:justify-single-word="false"/>
      <style:text-properties officeooo:rsid="0008b55c"/>
    </style:style>
    <style:style style:name="P105" style:family="paragraph" style:parent-style-name="Text_20_body" style:list-style-name="L51">
      <style:paragraph-properties fo:margin-top="0in" fo:margin-bottom="0in" style:contextual-spacing="false" fo:text-align="start" style:justify-single-word="false"/>
      <style:text-properties officeooo:rsid="0008b55c"/>
    </style:style>
    <style:style style:name="P106" style:family="paragraph" style:parent-style-name="Text_20_body" style:list-style-name="L51">
      <style:paragraph-properties fo:text-align="start" style:justify-single-word="false"/>
      <style:text-properties officeooo:rsid="0008b55c"/>
    </style:style>
    <style:style style:name="P107" style:family="paragraph" style:parent-style-name="Standard">
      <style:paragraph-properties fo:text-align="start" style:justify-single-word="false"/>
      <style:text-properties officeooo:rsid="0008b55c"/>
    </style:style>
    <style:style style:name="T1" style:family="text">
      <style:text-properties officeooo:rsid="000eb92e"/>
    </style:style>
    <style:style style:name="T2" style:family="text">
      <style:text-properties officeooo:rsid="00105c36"/>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untes Completos de Electrónica</text:h>
      <text:h text:style-name="Heading_20_2" text:outline-level="2">Trabajo Práctico: Conversor CC-CA de Media Onda</text:h>
      <text:h text:style-name="Heading_20_3" text:outline-level="3">Materia: Electrónica 2</text:h>
      <text:h text:style-name="Heading_20_3" text:outline-level="3">Profesor: Agustin Schulz</text:h>
      <text:h text:style-name="Heading_20_3" text:outline-level="3">Fecha: 04/08</text:h>
      <text:h text:style-name="Heading_20_3" text:outline-level="3">Materiales:</text:h>
      <text:list text:style-name="L1">
        <text:list-item>
          <text:p text:style-name="P1"><text:span text:style-name="Strong_20_Emphasis">Transformador</text:span>: Para adaptar el voltaje de entrada a un nivel adecuado para la rectificación. </text:p>
        </text:list-item>
        <text:list-item>
          <text:p text:style-name="P1"><text:span text:style-name="Strong_20_Emphasis">Diodo rectificador</text:span> (1N4007, por ejemplo): Para convertir la corriente alterna (CA) a corriente continua (CC) de media onda. </text:p>
        </text:list-item>
        <text:list-item>
          <text:p text:style-name="P1"><text:span text:style-name="Strong_20_Emphasis">Resistencia de carga</text:span>: Para simular una carga en el circuito. </text:p>
        </text:list-item>
        <text:list-item>
          <text:p text:style-name="P1"><text:span text:style-name="Strong_20_Emphasis">Multímetro</text:span>: Para medir la corriente y el voltaje en diferentes puntos del circuito. </text:p>
        </text:list-item>
        <text:list-item>
          <text:p text:style-name="P1"><text:span text:style-name="Strong_20_Emphasis">Fuente de corriente alterna</text:span>: Generador de señal o una fuente de voltaje de CA. </text:p>
        </text:list-item>
        <text:list-item>
          <text:p text:style-name="P2"><text:span text:style-name="Strong_20_Emphasis">Osciloscopio</text:span> (si está disponible): Para observar las formas de onda en diferentes puntos del circuito. </text:p>
        </text:list-item>
      </text:list>
      <text:h text:style-name="Heading_20_3" text:outline-level="3">Procedimiento:</text:h>
      <text:list text:style-name="L2">
        <text:list-item>
          <text:p text:style-name="P3"><text:span text:style-name="Strong_20_Emphasis">Montaje del Circuito</text:span>:</text:p>
          <text:list>
            <text:list-item>
              <text:p text:style-name="P4">Conecta el <text:span text:style-name="Strong_20_Emphasis">transformador</text:span> a la fuente de corriente alterna (CA) en la entrada. Asegúrate de que el transformador sea adecuado para la corriente y voltaje que deseas rectificar. </text:p>
            </text:list-item>
            <text:list-item>
              <text:p text:style-name="P4">Conecta el <text:span text:style-name="Strong_20_Emphasis">diodo rectificador</text:span> en serie con la salida del transformador (en el lado secundario). El ánodo del diodo se conecta al transformador, y el cátodo se conecta a la resistencia de carga. </text:p>
            </text:list-item>
            <text:list-item>
              <text:p text:style-name="P4">La <text:span text:style-name="Strong_20_Emphasis">resistencia de carga</text:span> se conecta al cátodo del diodo. Esto simula una carga que recibe la corriente rectificada. </text:p>
            </text:list-item>
            <text:list-item>
              <text:p text:style-name="P4">Si tienes un <text:span text:style-name="Strong_20_Emphasis">osciloscopio</text:span>, conéctalo en paralelo con la resistencia de carga para observar la señal de salida. </text:p>
            </text:list-item>
          </text:list>
        </text:list-item>
        <text:list-item>
          <text:p text:style-name="P3"><text:span text:style-name="Strong_20_Emphasis">Prueba del Circuito</text:span>:</text:p>
          <text:list>
            <text:list-item>
              <text:p text:style-name="P4">Conecta la fuente de corriente alterna y enciéndela. </text:p>
            </text:list-item>
            <text:list-item>
              <text:p text:style-name="P4">Mide el voltaje en la salida del transformador y en la resistencia de carga usando el <text:span text:style-name="Strong_20_Emphasis">multímetro</text:span>. </text:p>
            </text:list-item>
            <text:list-item>
              <text:p text:style-name="P4">Si tienes un <text:span text:style-name="Strong_20_Emphasis">osciloscopio</text:span>, observa la forma de onda en la salida de la resistencia de carga. Deberías ver una señal pulsante que representa la rectificación de media onda. </text:p>
            </text:list-item>
            <text:list-item>
              <text:p text:style-name="P4">Mide también la señal en el primario y secundario del transformador. </text:p>
            </text:list-item>
          </text:list>
        </text:list-item>
        <text:list-item>
          <text:p text:style-name="P3"><text:span text:style-name="Strong_20_Emphasis">Observación de la Forma de Onda</text:span>:</text:p>
          <text:list>
            <text:list-item>
              <text:p text:style-name="P4"><text:soft-page-break/>La forma de onda rectificada debería mostrar un ciclo donde solo se permite el paso de la mitad positiva de la onda alterna (debido al diodo). La señal tendrá picos que corresponden a los valores máximos de la señal de entrada. </text:p>
            </text:list-item>
          </text:list>
        </text:list-item>
        <text:list-item>
          <text:p text:style-name="P3"><text:span text:style-name="Strong_20_Emphasis">Análisis</text:span>:</text:p>
          <text:list>
            <text:list-item>
              <text:p text:style-name="P4">Analiza la forma de onda de salida observada en el osciloscopio. Deberías ver una señal en forma de pulsos, que son los picos de la onda alterna, con un espacio entre ellos (mitad de la onda bloqueada por el diodo). </text:p>
            </text:list-item>
            <text:list-item>
              <text:p text:style-name="P3">Compara el voltaje de entrada (CA) y el voltaje de salida (rectificado) y observa la diferencia en la amplitud. </text:p>
            </text:list-item>
          </text:list>
        </text:list-item>
      </text:list>
      <text:p text:style-name="Horizontal_20_Line"/>
      <text:h text:style-name="Heading_20_2" text:outline-level="2">Actividades y Análisis Teórico</text:h>
      <text:h text:style-name="Heading_20_3" text:outline-level="3">Actividad 1: Rectificación de Media Onda vs Onda Completa</text:h>
      <text:p text:style-name="Text_20_body"><text:span text:style-name="Strong_20_Emphasis">Rectificación de Media Onda:</text:span></text:p>
      <text:list text:style-name="L3">
        <text:list-item>
          <text:p text:style-name="P5"><text:span text:style-name="Strong_20_Emphasis">Funcionamiento</text:span>: Utiliza un solo diodo para permitir el paso de solo un semiciclo de la señal de CA y bloquear el otro, resultando en una salida de CC pulsante. </text:p>
        </text:list-item>
      </text:list>
      <text:p text:style-name="Text_20_body"><text:span text:style-name="Strong_20_Emphasis">Ventajas:</text:span></text:p>
      <text:list text:style-name="L4">
        <text:list-item>
          <text:p text:style-name="P6"><text:span text:style-name="Strong_20_Emphasis">Bajo Costo y Simplicidad</text:span>: Se necesita un solo diodo y es un circuito muy sencillo de construir. </text:p>
        </text:list-item>
        <text:list-item>
          <text:p text:style-name="P6"><text:span text:style-name="Strong_20_Emphasis">Muy simple de obtener</text:span>: No requiere de tantos componentes y es muy económica. </text:p>
        </text:list-item>
        <text:list-item>
          <text:p text:style-name="P7"><text:span text:style-name="Strong_20_Emphasis">Para aplicaciones de baja potencia</text:span>: Es muy fácil de utilizar. </text:p>
        </text:list-item>
      </text:list>
      <text:p text:style-name="Text_20_body"><text:span text:style-name="Strong_20_Emphasis">Desventajas:</text:span></text:p>
      <text:list text:style-name="L5">
        <text:list-item>
          <text:p text:style-name="P8"><text:span text:style-name="Strong_20_Emphasis">Baja Eficiencia</text:span>: Solo se aprovecha la mitad de la señal de entrada, lo que disminuye la eficiencia. </text:p>
        </text:list-item>
        <text:list-item>
          <text:p text:style-name="P8"><text:span text:style-name="Strong_20_Emphasis">Alta Ondulación</text:span>: Produce una gran cantidad de rizado (fluctuaciones en la señal CC), que requiere filtros más complejos. </text:p>
        </text:list-item>
        <text:list-item>
          <text:p text:style-name="P8"><text:span text:style-name="Strong_20_Emphasis">Menor Potencia de Salida</text:span>: La potencia de salida es menor que la obtenida con la rectificación de onda completa. </text:p>
        </text:list-item>
        <text:list-item>
          <text:p text:style-name="P8"><text:span text:style-name="Strong_20_Emphasis">Aprovecha de forma ineficiente la energía</text:span>: Desperdicia la mitad de la señal. </text:p>
        </text:list-item>
        <text:list-item>
          <text:p text:style-name="P8"><text:span text:style-name="Strong_20_Emphasis">Hay un rizado válido de salida del circuito</text:span>. </text:p>
        </text:list-item>
        <text:list-item>
          <text:p text:style-name="P9"><text:span text:style-name="Strong_20_Emphasis">Para circuitos que necesitan corriente continua estable</text:span>: Este método no es la mejor opción. </text:p>
        </text:list-item>
      </text:list>
      <text:p text:style-name="Text_20_body"><text:span text:style-name="Strong_20_Emphasis">Rectificación de Onda Completa:</text:span></text:p>
      <text:list text:style-name="L6">
        <text:list-item>
          <text:p text:style-name="P10"><text:span text:style-name="Strong_20_Emphasis">Funcionamiento</text:span>: Utiliza un circuito que permite que la corriente fluya durante ambos semiciclos de la señal de CA, ya sea con un transformador de toma central y dos diodos, o con un puente de diodos de cuatro diodos. </text:p>
        </text:list-item>
      </text:list>
      <text:p text:style-name="Text_20_body"><text:span text:style-name="Strong_20_Emphasis">Ventajas:</text:span></text:p>
      <text:list text:style-name="L7">
        <text:list-item>
          <text:p text:style-name="P11"><text:soft-page-break/><text:span text:style-name="Strong_20_Emphasis">Mayor Eficiencia</text:span>: Aprovecha la totalidad de la señal de entrada, duplicando la eficiencia de la rectificación de media onda. </text:p>
        </text:list-item>
        <text:list-item>
          <text:p text:style-name="P11"><text:span text:style-name="Strong_20_Emphasis">Mayor Potencia y Voltaje de Salida</text:span>: Genera un mayor voltaje y potencia de salida en comparación con la media onda. </text:p>
        </text:list-item>
        <text:list-item>
          <text:p text:style-name="P11"><text:span text:style-name="Strong_20_Emphasis">Bajo Factor de Rizado</text:span>: La ondulación es considerablemente menor, lo que simplifica el filtrado. </text:p>
        </text:list-item>
        <text:list-item>
          <text:p text:style-name="P12"><text:span text:style-name="Strong_20_Emphasis">Mejor Aprovechamiento del Transformador</text:span>: Permite el uso de ambos lados de la bobina del transformador, haciéndolo más eficiente. </text:p>
        </text:list-item>
      </text:list>
      <text:p text:style-name="Text_20_body"><text:span text:style-name="Strong_20_Emphasis">Desventajas:</text:span></text:p>
      <text:list text:style-name="L8">
        <text:list-item>
          <text:p text:style-name="P13"><text:span text:style-name="Strong_20_Emphasis">Mayor Complejidad</text:span>: Requiere más componentes, como dos o cuatro diodos, y en el caso del tap central, un transformador más costoso. </text:p>
        </text:list-item>
        <text:list-item>
          <text:p text:style-name="P14"><text:span text:style-name="Strong_20_Emphasis">Mayor Costo</text:span>: El uso de más componentes y transformadores especializados puede incrementar el costo. </text:p>
        </text:list-item>
      </text:list>
      <text:p text:style-name="Text_20_body"><text:span text:style-name="Strong_20_Emphasis">Conclusión:</text:span> La rectificación de media onda es una solución simple para aplicaciones de baja potencia o donde la eficiencia no es crítica, mientras que la rectificación de onda completa es preferible para aplicaciones que requieren una fuente de alimentación más estable, eficiente y de mayor potencia, como adaptadores de CA a CC o equipos de audio.</text:p>
      <text:h text:style-name="Heading_20_3" text:outline-level="3">Actividad 2: Simulación del Circuito</text:h>
      <text:p text:style-name="Text_20_body">Realizar una simulación de este circuito utilizando un software como Tinkercad o Multisim para visualizar las formas de onda sin necesidad de un osciloscopio físico.</text:p>
      <text:p text:style-name="Horizontal_20_Line"/>
      <text:h text:style-name="Heading_20_2" text:outline-level="2">Análisis de Circuitos - Cálculos Detallados</text:h>
      <text:h text:style-name="Heading_20_3" text:outline-level="3">Ejercicio 1 (2 de Septiembre de 2025)</text:h>
      <text:p text:style-name="Text_20_body"><text:span text:style-name="Strong_20_Emphasis">Calcular I, Rt, It</text:span></text:p>
      <text:p text:style-name="Text_20_body"><text:span text:style-name="Strong_20_Emphasis">Datos:</text:span></text:p>
      <text:list text:style-name="L9">
        <text:list-item>
          <text:p text:style-name="P15">V = 20V </text:p>
        </text:list-item>
        <text:list-item>
          <text:p text:style-name="P15">R₁ = 330Ω </text:p>
        </text:list-item>
        <text:list-item>
          <text:p text:style-name="P15">R₂ = 1kΩ </text:p>
        </text:list-item>
        <text:list-item>
          <text:p text:style-name="P15">R₃ = 200Ω </text:p>
        </text:list-item>
        <text:list-item>
          <text:p text:style-name="P15">R₄ = 50Ω </text:p>
        </text:list-item>
        <text:list-item>
          <text:p text:style-name="P16">R₅ = 75Ω </text:p>
        </text:list-item>
      </text:list>
      <text:p text:style-name="Text_20_body"><text:span text:style-name="Strong_20_Emphasis">Resolución paso a paso:</text:span></text:p>
      <text:list text:style-name="L10">
        <text:list-item>
          <text:p text:style-name="P17"><text:span text:style-name="Strong_20_Emphasis">Cálculo de resistencias en paralelo y serie:</text:span></text:p>
          <text:list>
            <text:list-item>
              <text:p text:style-name="P18">(50Ω⁻¹ + 75Ω⁻¹)⁻¹ = 30Ω → Rp </text:p>
            </text:list-item>
            <text:list-item>
              <text:p text:style-name="P18">Rs₁ = 200Ω + 30Ω = 230Ω → Rs₁ </text:p>
            </text:list-item>
            <text:list-item>
              <text:p text:style-name="P18"><text:soft-page-break/>Rp₂ = (230Ω⁻¹ + 1000Ω⁻¹)⁻¹ = 187Ω → Rp₂ </text:p>
            </text:list-item>
            <text:list-item>
              <text:p text:style-name="P18">Rt = 187Ω + 330Ω = 517Ω → Rt </text:p>
            </text:list-item>
          </text:list>
        </text:list-item>
        <text:list-item>
          <text:p text:style-name="P17"><text:span text:style-name="Strong_20_Emphasis">Cálculo de corriente total:</text:span></text:p>
          <text:list>
            <text:list-item>
              <text:p text:style-name="P18">It = Vt/Rt = 20V/517Ω = 0.038A → 38mA </text:p>
            </text:list-item>
          </text:list>
        </text:list-item>
        <text:list-item>
          <text:p text:style-name="P17"><text:span text:style-name="Strong_20_Emphasis">Cálculo de voltajes:</text:span></text:p>
          <text:list>
            <text:list-item>
              <text:p text:style-name="P18">Vr₁ = It × R₁ = 0.038A × 330Ω = 12.54V </text:p>
            </text:list-item>
            <text:list-item>
              <text:p text:style-name="P18">Vrp₂ = It × rp₂ = 0.038A × 187Ω = 7.1V </text:p>
            </text:list-item>
          </text:list>
        </text:list-item>
        <text:list-item>
          <text:p text:style-name="P17"><text:span text:style-name="Strong_20_Emphasis">Verificación:</text:span></text:p>
          <text:list>
            <text:list-item>
              <text:p text:style-name="P18">Vrp₂ + Vr₁ = 12.54V + 7.1V = 19.64V ≈ Vt = 20V ✓ </text:p>
            </text:list-item>
          </text:list>
        </text:list-item>
        <text:list-item>
          <text:p text:style-name="P17"><text:span text:style-name="Strong_20_Emphasis">Cálculo de corrientes individuales:</text:span></text:p>
          <text:list>
            <text:list-item>
              <text:p text:style-name="P18">Ir₂ = Vrp₂/R₂ = 7.1V/1000Ω = 0.0071A → 7.1mA </text:p>
            </text:list-item>
            <text:list-item>
              <text:p text:style-name="P18">Irs₁ = Vrp₂/Rs₁ = 7.1V/230Ω = 0.031A → 31mA </text:p>
            </text:list-item>
            <text:list-item>
              <text:p text:style-name="P18">Verificación: Irs₁ + Ir₂ = 31mA + 7.1mA = 38.1mA ≈ It ✓ </text:p>
            </text:list-item>
          </text:list>
        </text:list-item>
        <text:list-item>
          <text:p text:style-name="P17"><text:span text:style-name="Strong_20_Emphasis">Cálculo final:</text:span></text:p>
          <text:list>
            <text:list-item>
              <text:p text:style-name="P18">Vr₃ = Irs₁ × R₃ = 0.031A × 200Ω = 6.2V </text:p>
            </text:list-item>
            <text:list-item>
              <text:p text:style-name="P18">Vrp = Irs₁ × Rp = 0.031A × 30Ω = 0.93V </text:p>
            </text:list-item>
            <text:list-item>
              <text:p text:style-name="P18">Verificación: Vrp + Vr₃ = 6.2V + 0.93V = 7.13V ≈ Vr₁ ✓ </text:p>
            </text:list-item>
            <text:list-item>
              <text:p text:style-name="P18">Ir₄ = Vrp/R₄ = 0.93V/50Ω = 0.02A </text:p>
            </text:list-item>
            <text:list-item>
              <text:p text:style-name="P18">Ir₅ = Vrp/R₅ = 0.93V/75Ω = 0.012A </text:p>
            </text:list-item>
            <text:list-item>
              <text:p text:style-name="P17">Verificación: Ir₅ + Ir₄ = 0.012A + 0.02A = 0.032A ≈ Irs₁ ✓ </text:p>
            </text:list-item>
          </text:list>
        </text:list-item>
      </text:list>
      <text:h text:style-name="Heading_20_3" text:outline-level="3">Ejercicio 2 - Taller de Electrónica II</text:h>
      <text:p text:style-name="Text_20_body"><text:span text:style-name="Strong_20_Emphasis">Calcular I, V</text:span></text:p>
      <text:p text:style-name="Text_20_body"><text:span text:style-name="Strong_20_Emphasis">Datos:</text:span></text:p>
      <text:list text:style-name="L11">
        <text:list-item>
          <text:p text:style-name="P19">V = 12V </text:p>
        </text:list-item>
        <text:list-item>
          <text:p text:style-name="P19">R₁ = 15Ω </text:p>
        </text:list-item>
        <text:list-item>
          <text:p text:style-name="P19">R₂ = 24Ω </text:p>
        </text:list-item>
        <text:list-item>
          <text:p text:style-name="P20">R₃ = 13Ω </text:p>
        </text:list-item>
      </text:list>
      <text:p text:style-name="Text_20_body"><text:span text:style-name="Strong_20_Emphasis">Resultados:</text:span></text:p>
      <text:list text:style-name="L12">
        <text:list-item>
          <text:p text:style-name="P21">I₁ = 0.8A </text:p>
        </text:list-item>
        <text:list-item>
          <text:p text:style-name="P21">I₂ = 1.42A </text:p>
        </text:list-item>
        <text:list-item>
          <text:p text:style-name="P21">V₁ = 12V </text:p>
        </text:list-item>
        <text:list-item>
          <text:p text:style-name="P22">V₂ = 11.3V </text:p>
        </text:list-item>
      </text:list>
      <text:p text:style-name="Text_20_body"><text:span text:style-name="Strong_20_Emphasis">Cálculos:</text:span></text:p>
      <text:list text:style-name="L13">
        <text:list-item>
          <text:p text:style-name="P23">I₁ = V/R₁ = 12/15Ω = 0.8A </text:p>
        </text:list-item>
        <text:list-item>
          <text:p text:style-name="P23">V₁ = I₁ × R₁ = 0.8A × 15Ω = 12V </text:p>
        </text:list-item>
        <text:list-item>
          <text:p text:style-name="P23">R₂₃ = (R₂ + R₃)⁻¹ = (2.4Ω + 13Ω)⁻¹ = 8.43Ω </text:p>
        </text:list-item>
        <text:list-item>
          <text:p text:style-name="P23"><text:soft-page-break/>I₂ = V/R₂ = 12V/24Ω = 1.42A </text:p>
        </text:list-item>
        <text:list-item>
          <text:p text:style-name="P24">V₂ = I₂ × R₂ = 1.42A × 8.43Ω = 11.3A </text:p>
        </text:list-item>
      </text:list>
      <text:p text:style-name="Horizontal_20_Line"/>
      <text:h text:style-name="Heading_20_2" text:outline-level="2">Componentes Electrónicos</text:h>
      <text:h text:style-name="Heading_20_3" text:outline-level="3">Símbolos y Definiciones:</text:h>
      <text:p text:style-name="Text_20_body"><text:span text:style-name="Strong_20_Emphasis">Capacitor:</text:span></text:p>
      <text:list text:style-name="L14">
        <text:list-item>
          <text:p text:style-name="P25"><text:span text:style-name="Strong_20_Emphasis">Símbolo</text:span>: ⫳ </text:p>
        </text:list-item>
        <text:list-item>
          <text:p text:style-name="P26"><text:span text:style-name="Strong_20_Emphasis">Definición</text:span>: Actúa como una batería temporal, almacena electricidad durante cierto lapso de tiempo. </text:p>
        </text:list-item>
      </text:list>
      <text:p text:style-name="Text_20_body"><text:span text:style-name="Strong_20_Emphasis">Transistor (NPN, PNP):</text:span></text:p>
      <text:list text:style-name="L15">
        <text:list-item>
          <text:p text:style-name="P27"><text:span text:style-name="Strong_20_Emphasis">Símbolo</text:span>: [Símbolo de transistor con tres terminales] </text:p>
        </text:list-item>
        <text:list-item>
          <text:p text:style-name="P28"><text:span text:style-name="Strong_20_Emphasis">Definición</text:span>: Es un componente utilizado para controlar corrientes grandes, por medio de corrientes pequeñas. </text:p>
        </text:list-item>
      </text:list>
      <text:p text:style-name="Text_20_body"><text:span text:style-name="Strong_20_Emphasis">LED:</text:span></text:p>
      <text:list text:style-name="L16">
        <text:list-item>
          <text:p text:style-name="P29"><text:span text:style-name="Strong_20_Emphasis">Símbolo</text:span>: [Símbolo de diodo con flechas indicando luz] </text:p>
        </text:list-item>
        <text:list-item>
          <text:p text:style-name="P30"><text:span text:style-name="Strong_20_Emphasis">Definición</text:span>: Clase especial de diodo que emite luz. </text:p>
        </text:list-item>
      </text:list>
      <text:p text:style-name="Text_20_body"><text:span text:style-name="Strong_20_Emphasis">Fotocelda:</text:span></text:p>
      <text:list text:style-name="L17">
        <text:list-item>
          <text:p text:style-name="P31"><text:span text:style-name="Strong_20_Emphasis">Definición</text:span>: Es un tipo especial de resistencia que varía de acuerdo a la intensidad de la luz que incide en su superficie. </text:p>
        </text:list-item>
      </text:list>
      <text:p text:style-name="Text_20_body"><text:span text:style-name="Strong_20_Emphasis">Potenciómetro:</text:span></text:p>
      <text:list text:style-name="L18">
        <text:list-item>
          <text:p text:style-name="P32"><text:span text:style-name="Strong_20_Emphasis">Símbolo</text:span>: [Resistencia variable con flecha] </text:p>
        </text:list-item>
        <text:list-item>
          <text:p text:style-name="P33"><text:span text:style-name="Strong_20_Emphasis">Definición</text:span>: Es una resistencia variable. </text:p>
        </text:list-item>
      </text:list>
      <text:p text:style-name="Text_20_body"><text:span text:style-name="Strong_20_Emphasis">Interruptor o Switch:</text:span></text:p>
      <text:list text:style-name="L19">
        <text:list-item>
          <text:p text:style-name="P34"><text:span text:style-name="Strong_20_Emphasis">Definición</text:span>: Abre y cierra un circuito eléctrico. </text:p>
        </text:list-item>
      </text:list>
      <text:p text:style-name="Text_20_body"><text:span text:style-name="Strong_20_Emphasis">SCR (Rectificador Controlado de Silicio):</text:span></text:p>
      <text:list text:style-name="L20">
        <text:list-item>
          <text:p text:style-name="P35"><text:span text:style-name="Strong_20_Emphasis">Símbolo</text:span>: A → G ← </text:p>
        </text:list-item>
        <text:list-item>
          <text:p text:style-name="P36"><text:span text:style-name="Strong_20_Emphasis">Definición</text:span>: También permite el paso de la corriente en una sola dirección. </text:p>
        </text:list-item>
      </text:list>
      <text:p text:style-name="Text_20_body"><text:span text:style-name="Strong_20_Emphasis">Circuito Integrado:</text:span></text:p>
      <text:list text:style-name="L21">
        <text:list-item>
          <text:p text:style-name="P37"><text:span text:style-name="Strong_20_Emphasis">Definición</text:span>: Son pastillas que contienen muchos componentes integrados, conectados y formando un determinado circuito. </text:p>
        </text:list-item>
      </text:list>
      <text:p text:style-name="Horizontal_20_Line"/>
      <text:h text:style-name="Heading_20_2" text:outline-level="2"><text:soft-page-break/>LM317T - Regulador de Voltaje Variable</text:h>
      <text:h text:style-name="Heading_20_3" text:outline-level="3">4/3/25 - Investigación sobre el LM317T</text:h>
      <text:p text:style-name="Text_20_body"><text:span text:style-name="Strong_20_Emphasis">Preguntas y Respuestas:</text:span></text:p>
      <text:list text:style-name="L22">
        <text:list-item>
          <text:p text:style-name="P38"><text:span text:style-name="Strong_20_Emphasis">¿Por qué es necesario usar un capacitor grande en la entrada?</text:span> Se usan capacitores en el LM317T para mejorar la estabilidad del circuito, evitar oscilaciones y suavizar la corriente de salida, eliminando el rizado y proporcionando una mejor respuesta a las variaciones. Un condensador en la entrada ayuda a estabilizar el voltaje que llega al regulador, mientras que uno en la salida reduce el ruido y mejora la respuesta transitoria del circuito final.</text:p>
        </text:list-item>
        <text:list-item>
          <text:p text:style-name="P38"><text:span text:style-name="Strong_20_Emphasis">¿Qué sucede si se invierte la entrada/salida en el LM317T?</text:span> El LM317T es un regulador de voltaje que tiene polaridad y si se lo conectara intercambiando la entrada y la salida, no funcionaría y podría quemarse. Esto se debe a que es un regulador positivo, es decir, necesita de una diferencia de potencial mayor en la entrada a la que hay en la salida.</text:p>
        </text:list-item>
        <text:list-item>
          <text:p text:style-name="P38"><text:span text:style-name="Strong_20_Emphasis">¿Qué sucede si la entrada al LM317T es menor que el voltaje deseado?</text:span> Si la entrada de voltaje al LM317T es menor que el voltaje de salida deseado, el regulador no funcionará correctamente y, en la mayoría de los casos, no podrá entregar el voltaje de salida configurado. Esto se debe a que el LM317 es un regulador lineal que necesita una diferencia mínima de voltaje entre su entrada y su salida para operar; esta diferencia, conocida como "voltaje de dropout", suele ser de al menos 3V.</text:p>
        </text:list-item>
        <text:list-item>
          <text:p text:style-name="P38"><text:span text:style-name="Strong_20_Emphasis">¿Por qué se recomienda usar una resistencia de 240Ω como R1?</text:span> Se necesita una resistencia de 240Ω para poder proteger el resto del rectificador.</text:p>
        </text:list-item>
        <text:list-item>
          <text:p text:style-name="P38"><text:span text:style-name="Strong_20_Emphasis">¿Qué diferencias hay entre usar un LM317T y un regulador 7812?</text:span> La principal diferencia es que el LM7812 es un regulador de voltaje fijo de 12V, mientras que el LM317 es un regulador de voltaje ajustable que permite seleccionar cualquier voltaje entre 1.2V y 37V usando resistencias externas. También el LM317T es utiliza un circuito integrado mientras que el 7812 utiliza un transistor.</text:p>
        </text:list-item>
      </text:list>
      <text:p text:style-name="Horizontal_20_Line"/>
      <text:h text:style-name="Heading_20_2" text:outline-level="2">Relay Doble Inversor</text:h>
      <text:h text:style-name="Heading_20_3" text:outline-level="3">12/9 - Investigación sobre Relay Doble Inversor</text:h>
      <text:p text:style-name="Text_20_body"><text:span text:style-name="Strong_20_Emphasis">Actividad:</text:span> Buscar/desarrollar un circuito simple/complejo.</text:p>
      <text:p text:style-name="Text_20_body">El relay doble inversor es un interruptor electromagnético que controla dos circuitos a la vez. Su funcionamiento se basa en una bobina que, al ser energizada, atrae una armadura. Este movimiento invierte la posición de dos interruptores, cambiando la conexión de un contacto normalmente cerrado (NC) a uno normalmente abierto (NO) en ambos circuitos simultáneamente.</text:p>
      <text:h text:style-name="Heading_20_3" text:outline-level="3"><text:soft-page-break/>Funcionamiento Básico:</text:h>
      <text:p text:style-name="Text_20_body"><text:span text:style-name="Strong_20_Emphasis">Estado de reposo:</text:span> Sin corriente en la bobina, el contacto común (COM) de cada polo se conecta al contacto normalmente cerrado (NC). La corriente fluye por esta vía.</text:p>
      <text:p text:style-name="Text_20_body"><text:span text:style-name="Strong_20_Emphasis">Estado activo:</text:span> Al aplicar corriente en la bobina, esta genera un campo magnético que atrae la armadura. Este movimiento físico desconecta el COM del NC y lo conecta al normalmente abierto NO. Este cambio ocurre en los dos polos, permitiendo invertir la dirección del flujo de la corriente o alternar entre dos fuentes de energía.</text:p>
      <text:h text:style-name="Heading_20_3" text:outline-level="3">Aplicaciones:</text:h>
      <text:list text:style-name="L23">
        <text:list-item>
          <text:p text:style-name="P39"><text:span text:style-name="Strong_20_Emphasis">Inversión de giro de motores DC</text:span>: Su uso más común para cambiar el sentido de rotación de motores en aplicaciones como puertas automáticas o robots. </text:p>
        </text:list-item>
        <text:list-item>
          <text:p text:style-name="P39"><text:span text:style-name="Strong_20_Emphasis">Sistema de conmutación</text:span>: Permite alternar entre dos fuentes de energía, como en generadores de respaldo. </text:p>
        </text:list-item>
        <text:list-item>
          <text:p text:style-name="P39"><text:span text:style-name="Strong_20_Emphasis">Automatismos industriales</text:span>: Se usa para controlar bombas y válvulas. </text:p>
        </text:list-item>
        <text:list-item>
          <text:p text:style-name="P39"><text:span text:style-name="Strong_20_Emphasis">Proyectos de robótica y manipuladores</text:span>: Su cambio de polaridad permite lograr un cambio de sentido en los motores. </text:p>
        </text:list-item>
        <text:list-item>
          <text:p text:style-name="P39"><text:span text:style-name="Strong_20_Emphasis">Inversión de giro</text:span> </text:p>
        </text:list-item>
        <text:list-item>
          <text:p text:style-name="P39"><text:span text:style-name="Strong_20_Emphasis">Control de puertas</text:span> </text:p>
        </text:list-item>
        <text:list-item>
          <text:p text:style-name="P39"><text:span text:style-name="Strong_20_Emphasis">Control de circuitos independientes</text:span> </text:p>
        </text:list-item>
        <text:list-item>
          <text:p text:style-name="P40"><text:span text:style-name="Strong_20_Emphasis">Comunicación de potencia</text:span> </text:p>
        </text:list-item>
      </text:list>
      <text:h text:style-name="Heading_20_3" text:outline-level="3">Ventajas:</text:h>
      <text:list text:style-name="L24">
        <text:list-item>
          <text:p text:style-name="P41"><text:span text:style-name="Strong_20_Emphasis">Aislamiento eléctrico</text:span>: Separa el circuito de control de la carga, permitiendo manejar altas potencias con señales de bajo voltaje. </text:p>
        </text:list-item>
        <text:list-item>
          <text:p text:style-name="P41"><text:span text:style-name="Strong_20_Emphasis">Control de circuitos independientes</text:span> </text:p>
        </text:list-item>
        <text:list-item>
          <text:p text:style-name="P41"><text:span text:style-name="Strong_20_Emphasis">Comunicación completa</text:span> </text:p>
        </text:list-item>
        <text:list-item>
          <text:p text:style-name="P41"><text:span text:style-name="Strong_20_Emphasis">Ahorro de espacio y costos</text:span> </text:p>
        </text:list-item>
        <text:list-item>
          <text:p text:style-name="P41"><text:span text:style-name="Strong_20_Emphasis">Versatilidad</text:span>: Con un solo componente se pueden controlar dos circuitos de forma independiente. </text:p>
        </text:list-item>
        <text:list-item>
          <text:p text:style-name="P41"><text:span text:style-name="Strong_20_Emphasis">Alta conmutación perfecta</text:span> </text:p>
        </text:list-item>
        <text:list-item>
          <text:p text:style-name="P42"><text:span text:style-name="Strong_20_Emphasis">Robustez</text:span>: Es resistente a picos de voltaje y a condiciones ambientales extremas. </text:p>
        </text:list-item>
      </text:list>
      <text:h text:style-name="Heading_20_3" text:outline-level="3">Desventajas:</text:h>
      <text:list text:style-name="L25">
        <text:list-item>
          <text:p text:style-name="P43"><text:span text:style-name="Strong_20_Emphasis">Capacidad de corriente limitada por el tamaño</text:span> </text:p>
        </text:list-item>
        <text:list-item>
          <text:p text:style-name="P43"><text:span text:style-name="Strong_20_Emphasis">Mayor complejidad en el cableado</text:span> </text:p>
        </text:list-item>
        <text:list-item>
          <text:p text:style-name="P43"><text:span text:style-name="Strong_20_Emphasis">Costo ligeramente superior</text:span> </text:p>
        </text:list-item>
        <text:list-item>
          <text:p text:style-name="P43"><text:span text:style-name="Strong_20_Emphasis">Velocidad de conmutación</text:span>: Son más lentos que los relays de estado sólido. </text:p>
        </text:list-item>
        <text:list-item>
          <text:p text:style-name="P43"><text:span text:style-name="Strong_20_Emphasis">Desgaste mecánico</text:span>: Los contactos sufren desgaste con el uso, lo que limita su vida útil. </text:p>
        </text:list-item>
        <text:list-item>
          <text:p text:style-name="P43"><text:span text:style-name="Strong_20_Emphasis">Consumo de energía</text:span>: La bobina necesita corriente constante para mantenerse activada. </text:p>
        </text:list-item>
        <text:list-item>
          <text:p text:style-name="P43"><text:span text:style-name="Strong_20_Emphasis">Falla simultánea</text:span> </text:p>
        </text:list-item>
        <text:list-item>
          <text:p text:style-name="P44"><text:span text:style-name="Strong_20_Emphasis">Velocidad y tamaño</text:span> </text:p>
        </text:list-item>
      </text:list>
      <text:h text:style-name="Heading_20_3" text:outline-level="3"><text:soft-page-break/>Consideraciones de uso:</text:h>
      <text:list text:style-name="L26">
        <text:list-item>
          <text:p text:style-name="P45"><text:span text:style-name="Strong_20_Emphasis">Voltaje y corriente</text:span>: Es crucial seleccionar un relay adecuado para el voltaje y la corriente de la aplicación. </text:p>
        </text:list-item>
        <text:list-item>
          <text:p text:style-name="P45"><text:span text:style-name="Strong_20_Emphasis">Cargas inductivas</text:span>: Se recomienda usar diodos de protección para evitar daños en los contactos al conmutar cargas como motores. </text:p>
        </text:list-item>
        <text:list-item>
          <text:p text:style-name="P46"><text:span text:style-name="Strong_20_Emphasis">Ruido</text:span>: Producen un sonido de "clic" al activarse y desactivarse, lo cual puede ser una desventaja en aplicaciones que requieren silencio. </text:p>
        </text:list-item>
      </text:list>
      <text:h text:style-name="Heading_20_3" text:outline-level="3">6/09/25 - Conexión Motor 12V con giro invertido</text:h>
      <text:list text:style-name="L27">
        <text:list-item>
          <text:p text:style-name="P47">LM317T </text:p>
        </text:list-item>
        <text:list-item>
          <text:p text:style-name="P47">Motor 12V </text:p>
        </text:list-item>
        <text:list-item>
          <text:p text:style-name="P47">311E </text:p>
        </text:list-item>
        <text:list-item>
          <text:p text:style-name="P48">Relay doble inversor </text:p>
        </text:list-item>
      </text:list>
      <text:p text:style-name="Horizontal_20_Line"/>
      <text:h text:style-name="Heading_20_2" text:outline-level="2">Conversores y Rectificadores</text:h>
      <text:h text:style-name="Heading_20_3" text:outline-level="3">Conversor de Media Onda</text:h>
      <text:p text:style-name="Text_20_body"><text:span text:style-name="Strong_20_Emphasis">Componentes:</text:span></text:p>
      <text:list text:style-name="L28">
        <text:list-item>
          <text:p text:style-name="P49"><text:span text:style-name="Strong_20_Emphasis">Diodo</text:span> (ánodo → cátodo) </text:p>
        </text:list-item>
        <text:list-item>
          <text:p text:style-name="P49"><text:span text:style-name="Strong_20_Emphasis">Condensador</text:span> </text:p>
        </text:list-item>
        <text:list-item>
          <text:p text:style-name="P49"><text:span text:style-name="Strong_20_Emphasis">Electrólisis</text:span> </text:p>
        </text:list-item>
        <text:list-item>
          <text:p text:style-name="P50"><text:span text:style-name="Strong_20_Emphasis">Placas metálicas</text:span> </text:p>
        </text:list-item>
      </text:list>
      <text:h text:style-name="Heading_20_3" text:outline-level="3">Rectificador de Onda Completa</text:h>
      <text:p text:style-name="Text_20_body"><text:span text:style-name="Strong_20_Emphasis">Intensidad media:</text:span></text:p>
      <text:list text:style-name="L29">
        <text:list-item>
          <text:p text:style-name="P51">I₁ = 0.318A </text:p>
        </text:list-item>
        <text:list-item>
          <text:p text:style-name="P51">I₁₃ = 0.96A </text:p>
        </text:list-item>
        <text:list-item>
          <text:p text:style-name="P52">Irms = 0.05A </text:p>
        </text:list-item>
      </text:list>
      <text:p text:style-name="Text_20_body"><text:span text:style-name="Strong_20_Emphasis">Investigar:</text:span> Rectificador de onda completa ventajas y desventajas. Esquemático con 2 y 4 diodos (puente de diodos).</text:p>
      <text:p text:style-name="Text_20_body"><text:span text:style-name="Strong_20_Emphasis">Funcionamiento durante semiciclos +y-:</text:span> <text:span text:style-name="Strong_20_Emphasis">Comportamiento entre media onda y onda completa.</text:span></text:p>
      <text:p text:style-name="Text_20_body"><text:span text:style-name="Strong_20_Emphasis">Un circuito rectificador de onda completa es un circuito que convierte una señal de corriente alterna en corriente continua durante ambos semiciclos.</text:span></text:p>
      <text:h text:style-name="Heading_20_3" text:outline-level="3"><text:soft-page-break/>Ondas portadoras:</text:h>
      <text:h text:style-name="Heading_20_4" text:outline-level="4">Ventajas:</text:h>
      <text:list text:style-name="L30">
        <text:list-item>
          <text:p text:style-name="P53">Habilita señalizar (corrige la señal completa) </text:p>
        </text:list-item>
        <text:list-item>
          <text:p text:style-name="P53">Entre sí en voltaje mayor que la media señal </text:p>
        </text:list-item>
        <text:list-item>
          <text:p text:style-name="P54">Se logra una señal más cercana a la corriente continua </text:p>
        </text:list-item>
      </text:list>
      <text:h text:style-name="Heading_20_4" text:outline-level="4">Desventajas:</text:h>
      <text:list text:style-name="L31">
        <text:list-item>
          <text:p text:style-name="P55">Es más costosa una que requiere DC + diodos y a veces un transformador </text:p>
        </text:list-item>
        <text:list-item>
          <text:p text:style-name="P56">Puede tener mayores pérdidas que cada diodo (sobre todo en el puente de diodos) </text:p>
        </text:list-item>
      </text:list>
      <text:p text:style-name="Standard"/>
      <text:p text:style-name="Standard"/>
      <text:p text:style-name="P57"/>
      <text:p text:style-name="P57"/>
      <text:p text:style-name="P57"/>
      <text:p text:style-name="P57"/>
      <text:h text:style-name="P58" text:outline-level="1"/>
      <text:h text:style-name="P59" text:outline-level="1">Informe de Mejoras Tecnológicas - Proyecto de Automatización Inclusiva</text:h>
      <text:p text:style-name="P60"><text:span text:style-name="Strong_20_Emphasis">Alumno:</text:span> <text:span text:style-name="T1">Maximiliano Slavkin Reisfeld</text:span></text:p>
      <text:p text:style-name="P61"/>
      <text:h text:style-name="P62" text:outline-level="2"/>
      <text:h text:style-name="P63" text:outline-level="2">1. Sensores Adicionales </text:h>
      <text:p text:style-name="P64"><text:span text:style-name="Strong_20_Emphasis">CONSIGNA:</text:span><text:span text:style-name="Emphasis"> Investigar qué otros sensores podrían mejorar el funcionamiento del sistema (por</text:span></text:p>
      <text:p text:style-name="P64"><text:span text:style-name="Emphasis">ejemplo, infrarrojos, de presión, de temperatura, etc.).</text:span></text:p>
      <text:h text:style-name="P65" text:outline-level="3">Puerta Automática</text:h>
      <text:p text:style-name="P64">Para mejo<text:span text:style-name="T1">r el funcionamiento,</text:span> investigué tres sensores que harían el sistema más confiable:</text:p>
      <text:list text:style-name="L32">
        <text:list-item>
          <text:p text:style-name="P66"><text:span text:style-name="Strong_20_Emphasis">Sensor de presión</text:span>: Este sensor detecta el peso cuando alguien en silla de ruedas se acerca. Lo pegaríamos en el piso antes de la puerta. Es como los que tienen algunos negocios en la entrada. </text:p>
        </text:list-item>
        <text:list-item>
          <text:p text:style-name="P66"><text:span text:style-name="Strong_20_Emphasis">Sensor de movimiento infrarrojo</text:span>: Detecta el calor del cuerpo humano a varios metros de distancia. Es bueno porque funciona aunque la persona no toque nada, solo con acercarse. Consume muy poca energía. </text:p>
        </text:list-item>
        <text:list-item>
          <text:p text:style-name="P67"><text:span text:style-name="Strong_20_Emphasis">Sensor magnético</text:span>: Son dos imanes, uno en la puerta y otro en el marco. Nos confirma si la puerta cerró bien o quedó trabada. Es importante para la seguridad, como los que traen las alarmas de las casas. </text:p>
          <text:p text:style-name="P67"/>
        </text:list-item>
      </text:list>
      <text:h text:style-name="P65" text:outline-level="3">Asistente para Personas Ciegas</text:h>
      <text:p text:style-name="P64">Para el bastón inteligente pens<text:span text:style-name="T1">e</text:span> <text:span text:style-name="T1">en agregar lo siguiente</text:span>:</text:p>
      <text:list text:style-name="L33">
        <text:list-item>
          <text:p text:style-name="P68"><text:span text:style-name="Strong_20_Emphasis">Sensor de distancia por láser</text:span>: Mide distancias con más precisión que el ultrasonido. Funciona mejor aunque haya viento o ruido en la calle. </text:p>
        </text:list-item>
        <text:list-item>
          <text:p text:style-name="P68"><text:span text:style-name="Strong_20_Emphasis">Sensor de movimiento y caídas</text:span>: Detecta si la persona se cae midiendo los cambios bruscos de posición. Puede avisar automáticamente a un familiar por mensaje. </text:p>
        </text:list-item>
        <text:list-item>
          <text:p text:style-name="P69"><text:span text:style-name="Strong_20_Emphasis">Sensor de luz</text:span>: Avisa cuando hay cambios bruscos de luz, por ejemplo al entrar a un túnel o salir al sol. Ayuda a prevenir accidentes. </text:p>
        </text:list-item>
      </text:list>
      <text:h text:style-name="P65" text:outline-level="3">Comunicación Alternativa</text:h>
      <text:p text:style-name="P64">Para personas que no pueden hablar:</text:p>
      <text:list text:style-name="L34">
        <text:list-item>
          <text:p text:style-name="P70"><text:span text:style-name="Strong_20_Emphasis">Sensor flexible</text:span>: Se dobla cuando movés los dedos. Podríamos hacer un guante que "traduzca" movimientos a letras o palabras. </text:p>
        </text:list-item>
        <text:list-item>
          <text:p text:style-name="P70"><text:span text:style-name="Strong_20_Emphasis">Sensor de soplido</text:span>: Se activa soplando o aspirando por un tubito. Útil para personas con parálisis que solo controlan la boca. </text:p>
        </text:list-item>
        <text:list-item>
          <text:p text:style-name="P71"><text:span text:style-name="Strong_20_Emphasis">Micrófono sensible</text:span>: Detecta sonidos específicos como palmadas o golpes en la mesa. Con programación, cada patrón puede significar algo distinto (1 palmada = sí, 2 palmadas = no). </text:p>
        </text:list-item>
      </text:list>
      <text:p text:style-name="P72"/>
      <text:h text:style-name="P62" text:outline-level="2"/>
      <text:h text:style-name="P63" text:outline-level="2">2. Tres Proyectos Reales de Automatización Inclusiva</text:h>
      <text:p text:style-name="P64"><text:span text:style-name="Strong_20_Emphasis">CONSIGNA:</text:span> <text:span text:style-name="Emphasis">Buscar proyectos reales de automatización inclusiva y explicar brevemente tres que te llamen la atención.</text:span></text:p>
      <text:p text:style-name="P64">Investigué en internet y encontré estos proyectos que ya existen o que podrían hacerse:</text:p>
      <text:h text:style-name="P65" text:outline-level="3">Sistema de Alerta para Sordomudos</text:h>
      <text:p text:style-name="P64">Un proyecto que vi en YouTube donde unos estudiantes pusieron sensores de humo y gas conectados a luces LED de colores muy brillantes y vibradores de celular. Cuando hay peligro (humo, gas, alguien toca el timbre), las luces parpadean fuerte y vibra un dispositivo que la persona lleva en el bolsillo. Me pareció genial porque una persona sorda puede no escuchar una alarma de incendio, y esto le salva la vida.</text:p>
      <text:h text:style-name="P65" text:outline-level="3">Silla de Ruedas con Control por Voz</text:h>
      <text:p text:style-name="P64">Encontré un proyecto donde modificaron una silla de ruedas eléctrica común para que se controle con comandos de voz simples: "adelante", "atrás", "izquierda", "derecha", "parar". Usaron un Arduino y un módulo de reconocimiento de voz económico. Es útil para personas que no pueden usar las manos pero sí pueden hablar. Lo copado es que no hace falta comprar una silla especial cara, se puede adaptar una que ya tengan.</text:p>
      <text:h text:style-name="P65" text:outline-level="3">Pastillero Inteligente con Alarmas</text:h>
      <text:p text:style-name="P64">Un estudiante hizo un pastillero con compartimentos que se iluminan y suenan a las horas que hay que tomar cada medicamento. Si la persona no abre el compartimento en 15 minutos, envía un mensaje automático a un familiar. Tiene un sensor que detecta cuando se abre cada cajoncito. Me gustó porque muchos adultos mayores o personas con discapacidad cognitiva se olvidan de tomar los remedios, y esto es súper simple pero resuelve un problema real.</text:p>
      <text:p text:style-name="P72"/>
      <text:h text:style-name="P62" text:outline-level="2"/>
      <text:h text:style-name="P63" text:outline-level="2">3. Materiales para Fabricación Duradera y Segura</text:h>
      <text:p text:style-name="P64"><text:span text:style-name="Strong_20_Emphasis">CONSIGNA:</text:span> <text:span text:style-name="Emphasis">Analizar qué materiales serían necesarios para fabricar el dispositivo de forma duradera y segura.</text:span></text:p>
      <text:p text:style-name="P64">Para que nuestro proyecto funcione bien y sea seguro, necesitamos estos materiales:</text:p>
      <text:h text:style-name="P65" text:outline-level="3">Componentes Electrónicos</text:h>
      <text:list text:style-name="L35">
        <text:list-item>
          <text:p text:style-name="P73"><text:span text:style-name="Strong_20_Emphasis">Placa controladora</text:span>: Arduino o similar, que es el cerebro del sistema. Hay versiones con WiFi si queremos conexión a internet. </text:p>
        </text:list-item>
        <text:list-item>
          <text:p text:style-name="P73"><text:span text:style-name="Strong_20_Emphasis">Sensores resistentes al agua</text:span>: Importante si el dispositivo se usa afuera o en baños. </text:p>
        </text:list-item>
        <text:list-item>
          <text:p text:style-name="P73"><text:span text:style-name="Strong_20_Emphasis">Fuente de alimentación certificada</text:span>: Debe tener el sello de seguridad para evitar riesgo de incendio o descargas eléctricas. </text:p>
        </text:list-item>
        <text:list-item>
          <text:p text:style-name="P74"><text:span text:style-name="Strong_20_Emphasis">Cables de buena calidad</text:span>: Los muy baratos se rompen rápido o causan fallas. </text:p>
        </text:list-item>
      </text:list>
      <text:h text:style-name="P65" text:outline-level="3">Carcasas y Protección</text:h>
      <text:list text:style-name="L36">
        <text:list-item>
          <text:p text:style-name="P75"><text:span text:style-name="Strong_20_Emphasis">Cajas plásticas resistentes</text:span>: Protegen los circuitos de lluvia, polvo y golpes. Conseguimos en casas de electrónica. </text:p>
        </text:list-item>
        <text:list-item>
          <text:p text:style-name="P75"><text:span text:style-name="Strong_20_Emphasis">Aluminio</text:span>: Para partes que necesitan ser fuertes pero livianas, como marcos o soportes. </text:p>
        </text:list-item>
        <text:list-item>
          <text:p text:style-name="P76"><text:span text:style-name="Strong_20_Emphasis">Plástico transparente duro</text:span>: Para proteger pantallas o luces LED. Es mucho más resistente que el acrílico común. </text:p>
          <text:p text:style-name="P76"><text:s/></text:p>
        </text:list-item>
      </text:list>
      <text:h text:style-name="P65" text:outline-level="3">Partes Mecánicas</text:h>
      <text:list text:style-name="L37">
        <text:list-item>
          <text:p text:style-name="P77"><text:span text:style-name="Strong_20_Emphasis">Motores con fuerza suficiente</text:span>: Para mover puertas o mecanismos pesados. Hay que calcular bien el peso de lo que van a mover. </text:p>
        </text:list-item>
        <text:list-item>
          <text:p text:style-name="P77"><text:span text:style-name="Strong_20_Emphasis">Rieles o guías</text:span>: Para que las puertas o mecanismos se deslicen suave sin trabarse. </text:p>
        </text:list-item>
        <text:list-item>
          <text:p text:style-name="P77"><text:span text:style-name="Strong_20_Emphasis">Rodamientos o rulemanes</text:span>: Son los que permiten que las cosas giren sin hacer fuerza. Los buenos duran mucho más. </text:p>
        </text:list-item>
        <text:list-item>
          <text:p text:style-name="P78"><text:span text:style-name="Strong_20_Emphasis">Tornillos y soportes de metal</text:span>: Los de plástico se aflojan con el tiempo. </text:p>
        </text:list-item>
      </text:list>
      <text:h text:style-name="P65" text:outline-level="3">Seguridad Eléctrica</text:h>
      <text:list text:style-name="L38">
        <text:list-item>
          <text:p text:style-name="P79"><text:span text:style-name="Strong_20_Emphasis">Fusibles automáticos</text:span>: Se cortan solos si pasa mucha corriente y evitan incendios. Después se pueden volver a usar. </text:p>
        </text:list-item>
        <text:list-item>
          <text:p text:style-name="P79"><text:span text:style-name="Strong_20_Emphasis">Cables protegidos</text:span>: Con recubrimiento extra para que no les afecten las interferencias de otros equipos. </text:p>
        </text:list-item>
        <text:list-item>
          <text:p text:style-name="P79"><text:span text:style-name="Strong_20_Emphasis">Conectores impermeables</text:span>: Los enchufes también deben ser resistentes al agua si van afuera. </text:p>
        </text:list-item>
        <text:list-item>
          <text:p text:style-name="P80"><text:span text:style-name="Strong_20_Emphasis">Conexión a tierra</text:span>: Cable especial que descarga corrientes peligrosas. Es obligatorio en instalaciones fijas. </text:p>
        </text:list-item>
      </text:list>
      <text:p text:style-name="P72"/>
      <text:h text:style-name="P63" text:outline-level="2">4. Aplicaciones en Diferentes Entornos</text:h>
      <text:p text:style-name="P64"><text:span text:style-name="Strong_20_Emphasis">CONSIGNA:</text:span> <text:span text:style-name="Emphasis">Investigar cómo la automatización puede aplicarse en entornos industriales o educativos para personas con discapacidad. Analizar ventajas, desventajas y distintos tipos de niveles de aplicación (personal/doméstico, educativo, industrial, hospitalario/rehabilitación).</text:span></text:p>
      <text:h text:style-name="P65" text:outline-level="3">4.1 Nivel Personal/Doméstico</text:h>
      <text:p text:style-name="P64"><text:span text:style-name="Strong_20_Emphasis">Ejemplos:</text:span></text:p>
      <text:list text:style-name="L39">
        <text:list-item>
          <text:p text:style-name="P81">Puertas que se abren con la voz o automáticamente </text:p>
        </text:list-item>
        <text:list-item>
          <text:p text:style-name="P81">Luces que se encienden solas al entrar a una habitación </text:p>
        </text:list-item>
        <text:list-item>
          <text:p text:style-name="P81">Botón de emergencia que llama al 911 o a un familiar </text:p>
        </text:list-item>
        <text:list-item>
          <text:p text:style-name="P81">Cortinas o persianas automáticas </text:p>
        </text:list-item>
        <text:list-item>
          <text:p text:style-name="P82">Grifos que se activan sin tocarlos </text:p>
        </text:list-item>
      </text:list>
      <text:p text:style-name="P64"><text:span text:style-name="Strong_20_Emphasis">✓ Ventajas:</text:span></text:p>
      <text:list text:style-name="L40">
        <text:list-item>
          <text:p text:style-name="P83">La persona puede vivir más independiente, sin depender de otros para cosas básicas </text:p>
        </text:list-item>
        <text:list-item>
          <text:p text:style-name="P83">Son proyectos relativamente baratos </text:p>
        </text:list-item>
        <text:list-item>
          <text:p text:style-name="P83">Se pueden personalizar según las necesidades de cada uno </text:p>
        </text:list-item>
        <text:list-item>
          <text:p text:style-name="P84">Mejoran mucho la calidad de vida diaria </text:p>
        </text:list-item>
      </text:list>
      <text:p text:style-name="P64"><text:span text:style-name="Strong_20_Emphasis">✗ Desventajas:</text:span></text:p>
      <text:list text:style-name="L41">
        <text:list-item>
          <text:p text:style-name="P85">Hay que modificar la casa (hacer agujeros, pasar cables) </text:p>
        </text:list-item>
        <text:list-item>
          <text:p text:style-name="P85">Cada persona tiene que aprender a usar y mantener el sistema </text:p>
        </text:list-item>
        <text:list-item>
          <text:p text:style-name="P85">Si se rompe, puede ser difícil arreglarlo o conseguir repuestos </text:p>
        </text:list-item>
        <text:list-item>
          <text:p text:style-name="P86">Algunas casas viejas no tienen buena instalación eléctrica </text:p>
        </text:list-item>
      </text:list>
      <text:h text:style-name="P65" text:outline-level="3">4.2 Nivel Educativo</text:h>
      <text:p text:style-name="P64"><text:span text:style-name="Strong_20_Emphasis">Ejemplos:</text:span></text:p>
      <text:list text:style-name="L42">
        <text:list-item>
          <text:p text:style-name="P87">Subtítulos automáticos en las pantallas del aula </text:p>
        </text:list-item>
        <text:list-item>
          <text:p text:style-name="P87">Pizarras interactivas con letras grandes y buen contraste </text:p>
        </text:list-item>
        <text:list-item>
          <text:p text:style-name="P87">Tablets con aplicaciones para comunicarse (dibujos, símbolos) </text:p>
        </text:list-item>
        <text:list-item>
          <text:p text:style-name="P87">Rampas automáticas y puertas que se abren solas </text:p>
        </text:list-item>
        <text:list-item>
          <text:p text:style-name="P88">Timbres con luces además de sonido </text:p>
        </text:list-item>
      </text:list>
      <text:p text:style-name="P64"><text:span text:style-name="Strong_20_Emphasis">✓ Ventajas:</text:span></text:p>
      <text:list text:style-name="L43">
        <text:list-item>
          <text:p text:style-name="P89">Permite que todos los estudiantes aprendan juntos (inclusión real) </text:p>
        </text:list-item>
        <text:list-item>
          <text:p text:style-name="P89">Muchas veces ayuda a toda la clase, no solo a quien tiene discapacidad </text:p>
        </text:list-item>
        <text:list-item>
          <text:p text:style-name="P89">Las escuelas están obligadas por ley a ser accesibles </text:p>
        </text:list-item>
        <text:list-item>
          <text:p text:style-name="P90">Prepara a los estudiantes para usar tecnología moderna </text:p>
        </text:list-item>
      </text:list>
      <text:p text:style-name="P64"><text:span text:style-name="Strong_20_Emphasis">✗ Desventajas:</text:span></text:p>
      <text:list text:style-name="L44">
        <text:list-item>
          <text:p text:style-name="P91"><text:soft-page-break/>Los profesores necesitan aprender a usar los sistemas </text:p>
        </text:list-item>
        <text:list-item>
          <text:p text:style-name="P91">La inversión inicial es alta (puede ser mucho dinero para equipar toda una escuela) </text:p>
        </text:list-item>
        <text:list-item>
          <text:p text:style-name="P91">Requiere mantenimiento y actualizar los programas seguido </text:p>
        </text:list-item>
        <text:list-item>
          <text:p text:style-name="P92">No todas las escuelas tienen presupuesto, especialmente las públicas </text:p>
        </text:list-item>
      </text:list>
      <text:h text:style-name="P65" text:outline-level="3">4.3 Nivel Industrial</text:h>
      <text:p text:style-name="P64"><text:span text:style-name="Strong_20_Emphasis">Ejemplos:</text:span></text:p>
      <text:list text:style-name="L45">
        <text:list-item>
          <text:p text:style-name="P93">Mesas de trabajo que se ajustan en altura con botones </text:p>
        </text:list-item>
        <text:list-item>
          <text:p text:style-name="P93">Trajes o soportes mecánicos que ayudan a levantar peso </text:p>
        </text:list-item>
        <text:list-item>
          <text:p text:style-name="P93">Botones grandes y pantallas claras en las máquinas </text:p>
        </text:list-item>
        <text:list-item>
          <text:p text:style-name="P93">Alarmas que avisan con luz, sonido y vibración al mismo tiempo </text:p>
        </text:list-item>
        <text:list-item>
          <text:p text:style-name="P94">Herramientas adaptadas para usar con una sola mano </text:p>
        </text:list-item>
      </text:list>
      <text:p text:style-name="P64"><text:span text:style-name="Strong_20_Emphasis">✓ Ventajas:</text:span></text:p>
      <text:list text:style-name="L46">
        <text:list-item>
          <text:p text:style-name="P95">Permite contratar personas con diferentes capacidades (más opciones de empleados) </text:p>
        </text:list-item>
        <text:list-item>
          <text:p text:style-name="P95">Mejora la productividad porque cada uno trabaja más cómodo </text:p>
        </text:list-item>
        <text:list-item>
          <text:p text:style-name="P95">Reduce accidentes y lesiones (menos días perdidos por enfermedad) </text:p>
        </text:list-item>
        <text:list-item>
          <text:p text:style-name="P96">Las empresas tienen beneficios impositivos por contratar personas con discapacidad </text:p>
        </text:list-item>
      </text:list>
      <text:p text:style-name="P64"><text:span text:style-name="Strong_20_Emphasis">✗ Desventajas:</text:span></text:p>
      <text:list text:style-name="L47">
        <text:list-item>
          <text:p text:style-name="P97">La inversión inicial es muy grande </text:p>
        </text:list-item>
        <text:list-item>
          <text:p text:style-name="P97">Necesita certificaciones de seguridad laboral </text:p>
        </text:list-item>
        <text:list-item>
          <text:p text:style-name="P97">Es complicado adaptar máquinas viejas </text:p>
        </text:list-item>
        <text:list-item>
          <text:p text:style-name="P98">Requiere técnicos especializados para instalación y reparaciones </text:p>
        </text:list-item>
      </text:list>
      <text:h text:style-name="P65" text:outline-level="3">4.4 Nivel Hospitalario/Rehabilitación</text:h>
      <text:p text:style-name="P64"><text:span text:style-name="Strong_20_Emphasis">Ejemplos:</text:span></text:p>
      <text:list text:style-name="L48">
        <text:list-item>
          <text:p text:style-name="P99">Camas que detectan si el paciente se está cayendo </text:p>
        </text:list-item>
        <text:list-item>
          <text:p text:style-name="P99">Botones de llamado grandes o que se activan con la voz </text:p>
        </text:list-item>
        <text:list-item>
          <text:p text:style-name="P99">Equipos de ejercicios que te dicen si los hacés bien </text:p>
        </text:list-item>
        <text:list-item>
          <text:p text:style-name="P99">Pulseras o sensores que miden el pulso y avisan si hay problemas </text:p>
        </text:list-item>
        <text:list-item>
          <text:p text:style-name="P100">Sillas de ruedas inteligentes con sensores de postura </text:p>
        </text:list-item>
      </text:list>
      <text:p text:style-name="P64"><text:span text:style-name="Strong_20_Emphasis">✓ Ventajas:</text:span></text:p>
      <text:list text:style-name="L49">
        <text:list-item>
          <text:p text:style-name="P101">Funciona todo el día, todos los días (no depende de que haya enfermeras disponibles) </text:p>
        </text:list-item>
        <text:list-item>
          <text:p text:style-name="P101">Detecta problemas antes de que se vuelvan graves </text:p>
        </text:list-item>
        <text:list-item>
          <text:p text:style-name="P101">Genera información que ayuda al médico a decidir tratamientos </text:p>
        </text:list-item>
        <text:list-item>
          <text:p text:style-name="P102">Aumenta mucho la seguridad del paciente </text:p>
        </text:list-item>
      </text:list>
      <text:p text:style-name="P64"><text:span text:style-name="Strong_20_Emphasis">✗ Desventajas:</text:span></text:p>
      <text:list text:style-name="L50">
        <text:list-item>
          <text:p text:style-name="P103">Las regulaciones de salud son muy estrictas (muchos permisos y controles) </text:p>
        </text:list-item>
        <text:list-item>
          <text:p text:style-name="P103"><text:soft-page-break/>El costo es altísimo (equipos de millones de pesos) </text:p>
        </text:list-item>
        <text:list-item>
          <text:p text:style-name="P103">El mantenimiento es crítico: si falla puede poner en riesgo vidas </text:p>
        </text:list-item>
        <text:list-item>
          <text:p text:style-name="P104">Necesita personal técnico capacitado las 24 horas </text:p>
        </text:list-item>
      </text:list>
      <text:p text:style-name="P72"/>
      <text:h text:style-name="P62" text:outline-level="2">5. Posibles Mejoras e Innovaciones</text:h>
      <text:p text:style-name="P64"><text:span text:style-name="Strong_20_Emphasis">CONSIGNA:</text:span> <text:span text:style-name="Emphasis">Elaborar un breve informe con posibles mejoras tecnológicas o innovaciones aplicables al proyecto.</text:span></text:p>
      <text:p text:style-name="P64">Después de investigar, propongo estas mejoras:</text:p>
      <text:h text:style-name="P65" text:outline-level="3">Mejoras a Corto Plazo</text:h>
      <text:p text:style-name="P64"><text:span text:style-name="Strong_20_Emphasis">1. Sistema de batería de respaldo:</text:span><text:line-break/>Agregar una batería que se cargue sola. Si se corta la luz, el sistema sigue funcionando al menos 2 horas. Las baterías recargables comunes sirven y no son muy caras.</text:p>
      <text:p text:style-name="P64"><text:span text:style-name="Strong_20_Emphasis">2. Luces LED de colores:</text:span></text:p>
      <text:list text:style-name="L51">
        <text:list-item>
          <text:p text:style-name="P105">Verde: todo funciona bien </text:p>
        </text:list-item>
        <text:list-item>
          <text:p text:style-name="P105">Amarillo: batería baja o algún sensor tiene problema </text:p>
        </text:list-item>
        <text:list-item>
          <text:p text:style-name="P106">Rojo: error grave, necesita atención urgente </text:p>
        </text:list-item>
      </text:list>
      <text:p text:style-name="P64">Esto ayuda a saber si hay problemas rápido, incluso si la persona es sorda.</text:p>
      <text:p text:style-name="P64"><text:span text:style-name="Strong_20_Emphasis">3. Control desde el celular:</text:span><text:line-break/>Hacer una aplicación simple que muestre cómo está el sistema y permita prenderlo o apagarlo desde el teléfono. Podemos usar conexión Bluetooth que es fácil de programar.</text:p>
      <text:h text:style-name="P65" text:outline-level="3">Mejoras a Mediano Plazo (con más tiempo y presupuesto)</text:h>
      <text:p text:style-name="P64"><text:span text:style-name="Strong_20_Emphasis">4. Sistema que aprende horarios:</text:span><text:line-break/>Programar el Arduino para que recuerde a qué hora se usa cada día. Por ejemplo, si todos los días a las 8 de la mañana se abre la puerta, que ya esté lista a esa hora automáticamente.</text:p>
      <text:p text:style-name="P64"><text:span text:style-name="Strong_20_Emphasis">5. Control por voz:</text:span><text:line-break/>Hacerlo compatible con comandos de voz simples. Así la persona puede controlar el dispositivo hablando, sin tocar nada.</text:p>
      <text:p text:style-name="P64"><text:span text:style-name="Strong_20_Emphasis">6. Sensor de temperatura:</text:span><text:line-break/>Agregar un sensor que mida la temperatura de la habitación. Útil para personas con problemas respiratorios que necesitan cierto clima.</text:p>
      <text:h text:style-name="P65" text:outline-level="3"><text:soft-page-break/>Innovaciones a Largo Plazo (requieren más investigación)</text:h>
      <text:p text:style-name="P64"><text:span text:style-name="Strong_20_Emphasis">7. Cámara con reconocimiento:</text:span><text:line-break/>Con una cámara pequeña y un programa especial podríamos hacer que reconozca a las personas. El sistema se activaría solo cuando llega el usuario correcto.</text:p>
      <text:p text:style-name="P64"><text:span text:style-name="Strong_20_Emphasis">8. Conexión a internet:</text:span><text:line-break/>Subir información a internet para que familiares o médicos puedan ver cómo está funcionando todo desde sus casas.</text:p>
      <text:p text:style-name="P64"><text:span text:style-name="Strong_20_Emphasis">9. Notificaciones automáticas:</text:span><text:line-break/>Que envíe mensajes de WhatsApp o mail si detecta algo raro, como que alguien no abrió la puerta a la hora de siempre (podría estar en problemas).</text:p>
      <text:p text:style-name="P72"/>
      <text:h text:style-name="P62" text:outline-level="2">Conclusione<text:span text:style-name="T2">s</text:span></text:h>
      <text:p text:style-name="P64">Lo más importante que aprendí es que no se trata solo de hacer algo que funcione en el taller, sino de hacer algo que sea <text:span text:style-name="Strong_20_Emphasis">útil en la vida real, seguro y que la gente pueda pagar</text:span>. Un proyecto muy avanzado no sirve si es tan caro que nadie puede comprarlo, o tan complicado que se rompe todo el tiempo.</text:p>
      <text:p text:style-name="P64">También descubrí que con los componentes que conseguimos acá en Argentina se pueden hacer proyectos bastante buenos. No hace falta importar cosas carísimas de afuera.</text:p>
      <text:p text:style-name="P64">Me gustaría seguir desarrollando la idea de la puerta automática, porque vi que es algo que realmente hace falta en muchos lugares (escuelas, hospitales, casas) y es algo que puedo hacer con lo que aprendimos en la escuela.</text:p>
      <text:p text:style-name="P10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6T16:12:32.398858506</meta:creation-date>
    <dc:date>2025-11-10T20:11:52.052966545</dc:date>
    <meta:editing-duration>PT1H7M15S</meta:editing-duration>
    <meta:editing-cycles>6</meta:editing-cycles>
    <meta:generator>LibreOffice/25.2.6.2$Linux_X86_64 LibreOffice_project/520$Build-2</meta:generator>
    <meta:document-statistic meta:table-count="0" meta:image-count="0" meta:object-count="0" meta:page-count="17" meta:paragraph-count="350" meta:word-count="4275" meta:character-count="24885" meta:non-whitespace-character-count="21046"/>
  </office:meta>
</office:document-meta>
</file>